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4efb0" officeooo:paragraph-rsid="0004efb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officeooo:rsid="0004efb0" officeooo:paragraph-rsid="0004efb0" style:font-size-asian="21pt" style:font-size-complex="2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officeooo:rsid="0004efb0" officeooo:paragraph-rsid="0004efb0" style:font-size-asian="21pt" style:font-size-complex="24pt"/>
    </style:style>
    <style:style style:name="P4" style:family="paragraph" style:parent-style-name="Header">
      <style:text-properties officeooo:rsid="0004efb0" officeooo:paragraph-rsid="0004efb0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style:text-position="super 58%" fo:font-size="12pt" style:font-size-asian="10.5pt" style:font-size-complex="12pt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for Group 1;</text:p>
      <text:p text:style-name="P1"><text:span text:style-name="T1">Lab 4</text:span></text:p>
      <text:p text:style-name="P2"><text:span text:style-name="T2"/></text:p>
      <text:p text:style-name="P2"><text:span text:style-name="T2"/></text:p>
      <text:p text:style-name="P2"><text:span text:style-name="T2">This lab too place on Tuesday the 17</text:span><text:span text:style-name="T3">th</text:span><text:span text:style-name="T2"> of October, 2017.</text:span></text:p>
      <text:p text:style-name="P2"><text:span text:style-name="T2"/></text:p>
      <text:p text:style-name="P2"><text:span text:style-name="T2">What happened:</text:span></text:p>
      <text:p text:style-name="P2"><text:span text:style-name="T2"/></text:p>
      <text:list xml:id="list192948320960846953" text:style-name="L1">
        <text:list-item>
          <text:p text:style-name="P3"><text:span text:style-name="T2">The group came together to review the individual code pieces refactored before the lab.</text:span></text:p>
        </text:list-item>
        <text:list-item>
          <text:p text:style-name="P3"><text:span text:style-name="T2">The team aggregated the results of the violations and the reviews into a team code review summary.</text:span></text:p>
        </text:list-item>
        <text:list-item>
          <text:p text:style-name="P3"><text:span text:style-name="T2">The team discussed the violations, and methods for improving the Code Conventions to remove these errors in the future.</text:span></text:p>
        </text:list-item>
        <text:list-item>
          <text:p text:style-name="P3"><text:span text:style-name="T2">The team code review summary was submitt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efb0" officeooo:paragraph-rsid="0004efb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icholas Skoretz<text:tab/>CIS*3250<text:tab/>2017-10-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3:26:01.816964284</meta:creation-date>
    <dc:date>2017-10-17T13:32:01.082605858</dc:date>
    <meta:editing-duration>PT5M59S</meta:editing-duration>
    <meta:editing-cycles>1</meta:editing-cycles>
    <meta:document-statistic meta:table-count="0" meta:image-count="0" meta:object-count="0" meta:page-count="1" meta:paragraph-count="9" meta:word-count="84" meta:character-count="482" meta:non-whitespace-character-count="411"/>
    <meta:generator>LibreOffice/5.1.6.2$Linux_X86_64 LibreOffice_project/10m0$Build-2</meta:generator>
  </office:meta>
</office:document-meta>
</file>